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5cm" fo:min-width="1.3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48cm" fo:min-width="0.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family="Garamond" style:font-family-generic="roman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7" draw:layer="layout" svg:width="1.702cm" svg:height="1.701cm" svg:x="2.459cm" svg:y="0.89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2" draw:layer="layout" svg:width="4.138cm" svg:height="0.806cm" svg:x="1.423cm" svg:y="0.1cm">
          <draw:text-box>
            <text:p text:style-name="P2"><text:span text:style-name="T1">RVC-CAL actors</text:span></text:p>
          </draw:text-box>
        </draw:frame>
        <draw:custom-shape draw:style-name="gr1" draw:text-style-name="P1" draw:id="id6" draw:layer="layout" svg:width="1.702cm" svg:height="1.701cm" svg:x="9.359cm" svg:y="0.90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3" draw:layer="layout" svg:width="3.614cm" svg:height="0.806cm" svg:x="8.461cm" svg:y="0.1cm">
          <draw:text-box>
            <text:p text:style-name="P3"><text:span text:style-name="T1">XDF networks</text:span></text:p>
          </draw:text-box>
        </draw:frame>
        <draw:custom-shape draw:style-name="gr3" draw:text-style-name="P3" draw:id="id1" draw:layer="layout" svg:width="2cm" svg:height="1.8cm" svg:x="5.561cm" svg:y="2.6cm">
          <draw:glue-point draw:id="8" svg:x="-5cm" svg:y="-5cm"/>
          <draw:glue-point draw:id="9" svg:x="5cm" svg:y="-5cm"/>
          <draw:glue-point draw:id="10" svg:x="2.5cm" svg:y="-5cm"/>
          <draw:glue-point draw:id="11" svg:x="-2.5cm" svg:y="-5cm"/>
          <draw:glue-point draw:id="12" svg:x="-3.5cm" svg:y="5cm"/>
          <draw:glue-point draw:id="13" svg:x="-1.5cm" svg:y="5cm"/>
          <draw:glue-point draw:id="14" svg:x="3.5cm" svg:y="5cm"/>
          <draw:glue-point draw:id="15" svg:x="1.5cm" svg:y="5cm"/>
          <text:p text:style-name="P3"><text:span text:style-name="T1">Orc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1.702cm" svg:height="1.701cm" svg:x="0.433cm" svg:y="5.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5" draw:layer="layout" svg:width="1.84cm" svg:height="0.806cm" svg:x="0.4cm" svg:y="7.201cm">
          <draw:text-box>
            <text:p text:style-name="P4"><text:span text:style-name="T2">C</text:span></text:p>
          </draw:text-box>
        </draw:frame>
        <draw:custom-shape draw:style-name="gr1" draw:text-style-name="P1" draw:id="id4" draw:layer="layout" svg:width="1.702cm" svg:height="1.701cm" svg:x="7.867cm" svg:y="5.89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5" draw:layer="layout" svg:width="1.84cm" svg:height="0.806cm" svg:x="7.76cm" svg:y="7.594cm">
          <draw:text-box>
            <text:p text:style-name="P4"><text:span text:style-name="T2">VHDL</text:span></text:p>
          </draw:text-box>
        </draw:frame>
        <draw:custom-shape draw:style-name="gr1" draw:text-style-name="P1" draw:id="id5" draw:layer="layout" svg:width="1.702cm" svg:height="1.701cm" svg:x="10.467cm" svg:y="5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5" draw:layer="layout" svg:width="1.84cm" svg:height="0.806cm" svg:x="10.36cm" svg:y="7.102cm">
          <draw:text-box>
            <text:p text:style-name="P4"><text:span text:style-name="T1">X</text:span><text:span text:style-name="T2">LIM</text:span></text:p>
          </draw:text-box>
        </draw:frame>
        <draw:custom-shape draw:style-name="gr1" draw:text-style-name="P1" draw:id="id3" draw:layer="layout" svg:width="1.702cm" svg:height="1.701cm" svg:x="5.107cm" svg:y="6.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" draw:text-style-name="P5" draw:layer="layout" svg:width="1.84cm" svg:height="0.806cm" svg:x="5cm" svg:y="7.802cm">
          <draw:text-box>
            <text:p text:style-name="P4"><text:span text:style-name="T2">LLVM</text:span></text:p>
          </draw:text-box>
        </draw:frame>
        <draw:connector draw:style-name="gr4" draw:text-style-name="P1" draw:layer="layout" draw:type="curve" draw:line-skew="-0.096cm" svg:x1="5.861cm" svg:y1="4.4cm" svg:x2="1.283cm" svg:y2="5.5cm" draw:start-shape="id1" draw:start-glue-point="12" draw:end-shape="id2" draw:end-glue-point="4" svg:d="m5861 4400c0 681-4578 131-4578 1100">
          <text:p/>
        </draw:connector>
        <draw:connector draw:style-name="gr4" draw:text-style-name="P1" draw:layer="layout" draw:type="curve" svg:x1="6.56cm" svg:y1="4.398cm" svg:x2="5.957cm" svg:y2="6.1cm" draw:start-shape="id1" draw:start-glue-point="6" draw:end-shape="id3" draw:end-glue-point="4" svg:d="m6560 4398c0 1278-603 427-603 1702">
          <text:p/>
        </draw:connector>
        <draw:connector draw:style-name="gr4" draw:text-style-name="P1" draw:layer="layout" draw:type="curve" svg:x1="6.861cm" svg:y1="4.4cm" svg:x2="8.717cm" svg:y2="5.892cm" draw:start-shape="id1" draw:start-glue-point="15" draw:end-shape="id4" draw:end-glue-point="4" svg:d="m6861 4400c0 1119 1856 373 1856 1492">
          <text:p/>
        </draw:connector>
        <draw:connector draw:style-name="gr4" draw:text-style-name="P1" draw:layer="layout" draw:type="curve" svg:x1="7.261cm" svg:y1="4.4cm" svg:x2="11.317cm" svg:y2="5.4cm" draw:start-shape="id1" draw:start-glue-point="14" draw:end-shape="id5" draw:end-glue-point="4" svg:d="m7261 4400c0 751 1754 501 1754 500s2302-253 2302 500">
          <text:p/>
        </draw:connector>
        <draw:connector draw:style-name="gr4" draw:text-style-name="P1" draw:layer="layout" draw:type="curve" svg:x1="9.359cm" svg:y1="1.755cm" svg:x2="7.061cm" svg:y2="2.6cm" draw:start-shape="id6" draw:start-glue-point="5" draw:end-shape="id1" draw:end-glue-point="10" svg:d="m9359 1755c-1532 0-2298 281-2298 845">
          <text:p/>
        </draw:connector>
        <draw:connector draw:style-name="gr4" draw:text-style-name="P1" draw:layer="layout" draw:type="curve" svg:x1="4.161cm" svg:y1="1.749cm" svg:x2="6.061cm" svg:y2="2.6cm" draw:start-shape="id7" draw:start-glue-point="7" draw:end-shape="id1" draw:end-glue-point="11" svg:d="m4161 1749c1267 0 1900 283 1900 851">
          <text:p/>
        </draw:connector>
        <draw:custom-shape draw:style-name="gr1" draw:text-style-name="P1" draw:id="id8" draw:layer="layout" svg:width="1.702cm" svg:height="1.701cm" svg:x="2.607cm" svg:y="5.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5" draw:text-style-name="P5" draw:layer="layout" svg:width="1.543cm" svg:height="0.806cm" svg:x="2.551cm" svg:y="7.494cm">
          <draw:text-box>
            <text:p text:style-name="P4"><text:span text:style-name="T2">Java</text:span></text:p>
          </draw:text-box>
        </draw:frame>
        <draw:connector draw:style-name="gr4" draw:text-style-name="P1" draw:layer="layout" draw:type="curve" svg:x1="6.261cm" svg:y1="4.4cm" svg:x2="3.457cm" svg:y2="5.9cm" draw:start-shape="id1" draw:start-glue-point="13" draw:end-shape="id8" draw:end-glue-point="4" svg:d="m6261 4400c0 1125-2804 375-2804 1500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cm" fo:page-height="8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883cm" svg:x="1cm" svg:y="3.331cm" draw:page-number="1"/>
      <draw:page-thumbnail draw:layer="backgroundobjects" svg:width="8.999cm" svg:height="5.883cm" svg:x="1cm" svg:y="11.907cm"/>
      <draw:page-thumbnail draw:layer="backgroundobjects" svg:width="8.999cm" svg:height="5.883cm" svg:x="1cm" svg:y="20.483cm"/>
      <draw:page-thumbnail draw:layer="backgroundobjects" svg:width="8.999cm" svg:height="5.883cm" svg:x="11cm" svg:y="3.331cm"/>
      <draw:page-thumbnail draw:layer="backgroundobjects" svg:width="8.999cm" svg:height="5.883cm" svg:x="11cm" svg:y="11.907cm"/>
      <draw:page-thumbnail draw:layer="backgroundobjects" svg:width="8.999cm" svg:height="5.883cm" svg:x="11cm" svg:y="20.483cm"/>
    </style:handout-master>
    <style:master-page style:name="Default" style:page-layout-name="PM1" draw:style-name="Mdp1">
      <draw:frame presentation:style-name="Default-title" draw:layer="backgroundobjects" svg:width="25.2cm" svg:height="3.507cm" svg:x="1.397cm" svg:y="3.137cm" presentation:class="title" presentation:placeholder="true">
        <draw:text-box/>
      </draw:frame>
      <draw:frame presentation:style-name="Default-outline1" draw:layer="backgroundobjects" svg:width="25.2cm" svg:height="13.86cm" svg:x="0.001cm" svg:y="0.001cm" presentation:class="outline" presentation:placeholder="true">
        <draw:text-box/>
      </draw:frame>
      <draw:frame presentation:style-name="Mpr1" draw:text-style-name="MP1" draw:layer="backgroundobjects" svg:width="6.524cm" svg:height="1.449cm" svg:x="1.397cm" svg:y="19.12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6cm" svg:height="1.449cm" svg:x="9.573cm" svg:y="19.12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4cm" svg:height="1.449cm" svg:x="20.073cm" svg:y="19.12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ieu Wipliez</meta:initial-creator>
    <meta:creation-date>2010-02-16T14:55:55.05</meta:creation-date>
    <meta:editing-duration>PT00H36M50S</meta:editing-duration>
    <meta:editing-cycles>4</meta:editing-cycles>
    <dc:date>2010-02-16T18:04:09.26</dc:date>
    <dc:creator>Matthieu Wipliez</dc:creator>
    <meta:generator>OpenOffice.org/3.1$Win32 OpenOffice.org_project/310m19$Build-9420</meta:generator>
    <meta:document-statistic meta:object-count="45"/>
  </office:meta>
</office:document-meta>
</file>